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DejaVu Sans" svg:font-family="'DejaVu Sans'" style:font-family-generic="swiss"/>
    <style:font-face style:name="Droid Sans" svg:font-family="'Droid Sans'" style:font-family-generic="swiss"/>
    <style:font-face style:name="helvetica1" svg:font-family="helvetica" style:font-family-generic="swiss"/>
    <style:font-face style:name="helvetica" svg:font-family="helvetica" style:font-adornments="Regular" style:font-family-generic="swiss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Helvetica" svg:font-family="Helvetica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6.925in" style:rel-column-width="65535*"/>
    </style:style>
    <style:style style:name="Table3.A1" style:family="table-cell">
      <style:table-cell-properties fo:padding="0in" fo:border="none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6.925in" style:rel-column-width="65535*"/>
    </style:style>
    <style:style style:name="Table4.A1" style:family="table-cell">
      <style:table-cell-properties fo:padding="0in" fo:border="none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6.925in" style:rel-column-width="65535*"/>
    </style:style>
    <style:style style:name="Table5.A1" style:family="table-cell">
      <style:table-cell-properties fo:padding="0in" fo:border="none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6.925in" style:rel-column-width="65535*"/>
    </style:style>
    <style:style style:name="Table6.A1" style:family="table-cell">
      <style:table-cell-properties fo:padding="0in" fo:border="none"/>
    </style:style>
    <style:style style:name="Taula1" style:family="table">
      <style:table-properties style:width="6.925in" table:align="margins"/>
    </style:style>
    <style:style style:name="Taula1.A" style:family="table-column">
      <style:table-column-properties style:column-width="6.925in" style:rel-column-width="65535*"/>
    </style:style>
    <style:style style:name="Taula1.A1" style:family="table-cell">
      <style:table-cell-properties fo:padding="0.0382in" fo:border="none"/>
    </style:style>
    <style:style style:name="P1" style:family="paragraph" style:parent-style-name="Standard">
      <style:text-properties style:font-name="helvetica1" fo:language="ca" fo:country="ES"/>
    </style:style>
    <style:style style:name="P2" style:family="paragraph" style:parent-style-name="Standard">
      <style:paragraph-properties fo:line-height="150%" fo:text-align="justify" style:justify-single-word="false"/>
      <style:text-properties style:font-name="helvetica1" fo:language="ca" fo:country="ES"/>
    </style:style>
    <style:style style:name="P3" style:family="paragraph" style:parent-style-name="Standard">
      <style:paragraph-properties fo:line-height="150%" fo:text-align="justify" style:justify-single-word="false"/>
      <style:text-properties style:font-name="helvetica1" fo:font-size="11pt" fo:language="ca" fo:country="ES" style:font-size-asian="11pt" style:font-name-complex="Helvetica" style:font-size-complex="11pt" style:font-weight-complex="bold"/>
    </style:style>
    <style:style style:name="P4" style:family="paragraph" style:parent-style-name="Standard">
      <style:paragraph-properties fo:line-height="150%" fo:text-align="justify" style:justify-single-word="false"/>
      <style:text-properties style:font-name="helvetica1" fo:font-size="2pt" fo:language="ca" fo:country="ES" style:font-size-asian="1.75pt" style:font-name-complex="Helvetica" style:font-size-complex="2pt" style:font-weight-complex="bold"/>
    </style:style>
    <style:style style:name="P5" style:family="paragraph" style:parent-style-name="Standard">
      <style:paragraph-properties fo:line-height="150%" fo:text-align="justify" style:justify-single-word="false"/>
      <style:text-properties style:font-name="helvetica1" fo:font-size="6pt" fo:language="ca" fo:country="ES" style:font-size-asian="5.25pt" style:font-name-complex="Helvetica" style:font-size-complex="6pt" style:font-weight-complex="bold"/>
    </style:style>
    <style:style style:name="P6" style:family="paragraph" style:parent-style-name="Standard">
      <style:text-properties fo:font-size="11pt" style:font-size-asian="11pt" style:font-name-complex="Helvetica" style:font-size-complex="11pt" style:font-weight-complex="bold"/>
    </style:style>
    <style:style style:name="P7" style:family="paragraph" style:parent-style-name="Standard">
      <style:paragraph-properties fo:margin-top="0in" fo:margin-bottom="0.1402in" fo:line-height="150%" fo:text-align="justify" style:justify-single-word="false"/>
      <style:text-properties style:font-name="helvetica1" fo:language="ca" fo:country="ES"/>
    </style:style>
    <style:style style:name="P8" style:family="paragraph" style:parent-style-name="Standard">
      <style:paragraph-properties fo:margin-top="0in" fo:margin-bottom="0.1402in" fo:line-height="150%" fo:text-align="justify" style:justify-single-word="false"/>
    </style:style>
    <style:style style:name="P9" style:family="paragraph">
      <style:paragraph-properties fo:margin-left="0in" fo:margin-right="0in" fo:margin-top="0in" fo:margin-bottom="0in" fo:line-height="100%" fo:text-align="start" fo:text-indent="0in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0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color="#000080" style:font-name="helvetica1" fo:font-size="8pt" fo:language="zxx" fo:country="none" style:font-size-asian="8pt" style:font-size-complex="8pt"/>
    </style:style>
    <style:style style:name="T2" style:family="text">
      <style:text-properties fo:color="#00000a" style:font-name="helvetica1" fo:font-size="8pt" fo:language="fr" fo:country="FR" style:font-size-asian="8pt" style:font-size-complex="8pt"/>
    </style:style>
    <style:style style:name="T3" style:family="text">
      <style:text-properties style:font-name="helvetica1" fo:font-size="11pt" fo:language="ca" fo:country="ES" style:font-size-asian="11pt" style:font-name-complex="Helvetica" style:font-size-complex="11pt" style:font-weight-complex="bold"/>
    </style:style>
    <style:style style:name="T4" style:family="text">
      <style:text-properties style:font-name="helvetica1" fo:language="ca" fo:country="ES"/>
    </style:style>
    <style:style style:name="T5" style:family="text">
      <style:text-properties fo:font-size="11pt" style:font-size-asian="11pt" style:font-name-complex="Helvetica" style:font-size-complex="11pt" style:font-weight-complex="bold"/>
    </style:style>
    <style:style style:name="T6" style:family="text">
      <style:text-properties fo:font-size="11pt" fo:font-weight="bold" style:font-weight-asian="bold" style:font-name-complex="Helvetica" style:font-size-complex="11pt" style:font-weight-complex="bold"/>
    </style:style>
    <style:style style:name="T7" style:family="text">
      <style:text-properties fo:font-size="11pt" style:font-name-complex="Helvetica" style:font-size-complex="11pt" style:font-weight-complex="bold"/>
    </style:style>
    <style:style style:name="T8" style:family="text">
      <style:text-properties style:font-weight-complex="bold"/>
    </style:style>
    <style:style style:name="T9" style:family="text">
      <style:text-properties style:use-window-font-color="true" style:text-outline="false" style:text-line-through-style="none" style:text-position="0% 100%" style:font-name="Droid Sans" fo:font-size="10pt" fo:letter-spacing="normal" fo:language="ca" fo:country="E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0" style:family="text">
      <style:text-properties style:use-window-font-color="true" style:text-outline="false" style:text-line-through-style="none" style:text-position="0% 100%" style:font-name="DejaVu Sans" fo:font-size="10pt" fo:letter-spacing="normal" fo:language="ca" fo:country="E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text:tracked-changes text:track-changes="false">
        <text:changed-region xml:id="ct29788352" text:id="ct29788352">
          <text:insertion>
            <office:change-info>
              <dc:creator>dani </dc:creator>
              <dc:date>2013-02-25T19:52:00</dc:date>
            </office:change-info>
          </text:insertion>
        </text:changed-region>
        <text:changed-region xml:id="ct29791312" text:id="ct29791312">
          <text:insertion>
            <office:change-info>
              <dc:creator>dani </dc:creator>
              <dc:date>2013-02-25T19:53:00</dc:date>
            </office:change-info>
          </text:insertion>
        </text:changed-region>
        <text:changed-region xml:id="ct29793760" text:id="ct29793760">
          <text:insertion>
            <office:change-info>
              <dc:creator>dani </dc:creator>
              <dc:date>2013-02-25T19:53:00</dc:date>
            </office:change-info>
          </text:insertion>
        </text:changed-region>
        <text:changed-region xml:id="ct29796688" text:id="ct29796688">
          <text:insertion>
            <office:change-info>
              <dc:creator>dani </dc:creator>
              <dc:date>2013-02-25T19:53:00</dc:date>
            </office:change-info>
          </text:insertion>
        </text:changed-region>
        <text:changed-region xml:id="ct29815328" text:id="ct29815328">
          <text:insertion>
            <office:change-info>
              <dc:creator>dani </dc:creator>
              <dc:date>2013-02-25T19:54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P6">[ <text:s/>capçalara per registre de sortida si s'escau ]</text:p>
      <text:p text:style-name="P6"/>
      <text:p text:style-name="P3">Benvolguts/udes,</text:p>
      <text:p text:style-name="P3"/>
      <text:p text:style-name="P2"><text:span text:style-name="T5">En/Na </text:span><text:change-start text:change-id="ct29788352"/><text:span text:style-name="T5">professor</text:span><text:change-end text:change-id="ct29788352"/><text:span text:style-name="T5"> com a tutor/a de </text:span><text:change-start text:change-id="ct29791312"/><text:span text:style-name="T5">alumne</text:span><text:change-end text:change-id="ct29791312"/><text:span text:style-name="T5"> de </text:span><text:change-start text:change-id="ct29793760"/><text:span text:style-name="T5">grup</text:span><text:change-end text:change-id="ct29793760"/><text:span text:style-name="T5"> us comunica que ha comès <text:s/></text:span><text:change-start text:change-id="ct29796688"/><text:span text:style-name="T5">nfaltes</text:span><text:change-end text:change-id="ct29796688"/><text:span text:style-name="T5"> faltes d’assistència injustificades. </text:span></text:p>
      <text:p text:style-name="P3"/>
      <table:table table:name="Table3" table:style-name="Table3">
        <table:table-column table:style-name="Table3.A"/>
        <table:table-row>
          <table:table-cell table:style-name="Table3.A1" office:value-type="string">
            <text:p text:style-name="P8"><text:span text:style-name="T3"><office:annotation><dc:creator>dani </dc:creator><dc:date>2013-02-25T19:55:33</dc:date><text:p text:style-name="P9"><text:span text:style-name="T9">do table if tipus1</text:span></text:p></office:annotation></text:span><text:span text:style-name="T3">L’assistència a classe és un deure dels alumnes, blah blah. </text:span></text:p>
          </table:table-cell>
        </table:table-row>
      </table:table>
      <text:p text:style-name="P4"/>
      <table:table table:name="Table4" table:style-name="Table4">
        <table:table-column table:style-name="Table4.A"/>
        <table:table-row>
          <table:table-cell table:style-name="Table4.A1" office:value-type="string">
            <text:p text:style-name="P7"><text:span text:style-name="Default2"><text:span text:style-name="T7"><office:annotation><dc:creator>dani </dc:creator><dc:date>2013-02-25T19:59:54</dc:date><text:p text:style-name="P9"><text:span text:style-name="T9">do table if tipus2</text:span></text:p></office:annotation></text:span></text:span><text:span text:style-name="Default2"><text:span text:style-name="T7">Aquest és el </text:span></text:span><text:span text:style-name="Default2"><text:span text:style-name="T6">segon avís</text:span></text:span><text:span text:style-name="Default2"><text:span text:style-name="T7"> que us enviem.</text:span></text:span></text:p>
            <text:p text:style-name="P7"><text:span text:style-name="Default2"><text:span text:style-name="T7">L’assistència a classe </text:span></text:span><text:span text:style-name="Default2"><text:span text:style-name="T3">, blah blah. </text:span></text:span></text:p>
          </table:table-cell>
        </table:table-row>
      </table:table>
      <text:p text:style-name="P4"/>
      <table:table table:name="Table5" table:style-name="Table5">
        <table:table-column table:style-name="Table5.A"/>
        <table:table-row>
          <table:table-cell table:style-name="Table5.A1" office:value-type="string">
            <text:p text:style-name="P8"><text:span text:style-name="Default2"><text:span text:style-name="T7"><office:annotation><dc:creator>dani </dc:creator><dc:date>2013-02-25T20:00:12</dc:date><text:p text:style-name="P9"><text:span text:style-name="T9">do table if tipus3A</text:span></text:p></office:annotation></text:span></text:span><text:span text:style-name="Default2"><text:span text:style-name="T7">Aquest és el </text:span></text:span><text:span text:style-name="Default2"><text:span text:style-name="T6">tercer avís</text:span></text:span><text:span text:style-name="Default2"><text:span text:style-name="T7"> que us enviem. </text:span></text:span></text:p>
            <text:p text:style-name="P8"><text:span text:style-name="Default2"><text:span text:style-name="T7">La reincidència d’aquestes irregularitats é</text:span></text:span><text:span text:style-name="Default2"><text:span text:style-name="T3">, blah blah. </text:span></text:span><text:span text:style-name="Default2"><text:span text:style-name="T7"><text:s/></text:span></text:span></text:p>
          </table:table-cell>
        </table:table-row>
      </table:table>
      <text:p text:style-name="P4"/>
      <table:table table:name="Table6" table:style-name="Table6">
        <table:table-column table:style-name="Table6.A"/>
        <table:table-row>
          <table:table-cell table:style-name="Table6.A1" office:value-type="string">
            <text:p text:style-name="P8"><text:span text:style-name="Default2"><text:span text:style-name="T7"><office:annotation><dc:creator>dani </dc:creator><dc:date>2013-02-25T20:00:32</dc:date><text:p text:style-name="P9"><text:span text:style-name="T9">do table if tipus3B</text:span></text:p></office:annotation></text:span></text:span><text:span text:style-name="Default2"><text:span text:style-name="T7">Aquest és el </text:span></text:span><text:span text:style-name="Default2"><text:span text:style-name="T6">tercer avís</text:span></text:span><text:span text:style-name="Default2"><text:span text:style-name="T7"> que us enviem. </text:span></text:span></text:p>
            <text:p text:style-name="P8"><text:span text:style-name="Default2"><text:span text:style-name="T7">L’assistència a classe és un deure dels alumnes, </text:span></text:span><text:span text:style-name="Default2"><text:span text:style-name="T3">, blah blah. </text:span></text:span></text:p>
          </table:table-cell>
        </table:table-row>
      </table:table>
      <text:p text:style-name="P5"/>
      <table:table table:name="Taula1" table:style-name="Taula1">
        <table:table-column table:style-name="Taula1.A"/>
        <table:table-row>
          <table:table-cell table:style-name="Taula1.A1" office:value-type="string">
            <text:p text:style-name="P8"><text:span text:style-name="Default2"><text:span text:style-name="T7"><office:annotation><dc:creator>usuari </dc:creator><dc:date>2013-03-18T19:07:48</dc:date><text:p text:style-name="P10"><text:span text:style-name="T10">do table if tipus3C</text:span></text:p></office:annotation></text:span></text:span><text:span text:style-name="Default2"><text:span text:style-name="T7">Aquest és el </text:span></text:span><text:span text:style-name="Default2"><text:span text:style-name="T6">tercer avís</text:span></text:span><text:span text:style-name="Default2"><text:span text:style-name="T7"> que us enviem.</text:span></text:span></text:p>
            <text:p text:style-name="P8"><text:span text:style-name="Default2"><text:span text:style-name="T7">L’assistència a classe és un deure dels alumnes</text:span></text:span><text:span text:style-name="Default2"><text:span text:style-name="T3">, blah blah. </text:span></text:span></text:p>
          </table:table-cell>
        </table:table-row>
      </table:table>
      <text:p text:style-name="P3"/>
      <text:p text:style-name="P3">Atentament, </text:p>
      <text:p text:style-name="P3"/>
      <text:p text:style-name="P3">Tutor/a<text:tab/><text:tab/></text:p>
      <text:p text:style-name="P1"/>
      <text:p text:style-name="P1"/>
      <text:p text:style-name="P3"/>
      <text:p text:style-name="P2"><text:span text:style-name="T5">[ Localitat ] . _______ de/d’ ________________ de </text:span><text:change-start text:change-id="ct29815328"/><text:span text:style-name="T5">year</text:span><text:change-end text:change-id="ct2981532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DejaVu Sans" svg:font-family="'DejaVu Sans'" style:font-family-generic="swiss"/>
    <style:font-face style:name="Droid Sans" svg:font-family="'Droid Sans'" style:font-family-generic="swiss"/>
    <style:font-face style:name="helvetica1" svg:font-family="helvetica" style:font-family-generic="swiss"/>
    <style:font-face style:name="helvetica" svg:font-family="helvetica" style:font-adornments="Regular" style:font-family-generic="swiss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Helvetica" svg:font-family="Helvetica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line-height="150%" fo:text-align="justify" style:justify-single-word="false" fo:keep-with-next="always"/>
      <style:text-properties fo:font-weight="bold" style:font-weight-asian="bold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8563in" style:type="center"/>
          <style:tab-stop style:position="7.7126in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2" style:family="text">
      <style:text-properties style:font-name="helvetica" fo:language="ca" fo:country="ES" fo:background-color="transparent" style:font-size-asian="10.5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fo:color="#000080" style:font-name="helvetica1" fo:font-size="8pt" fo:language="zxx" fo:country="none" style:font-size-asian="8pt" style:font-size-complex="8pt"/>
    </style:style>
    <style:style style:name="MT2" style:family="text">
      <style:text-properties fo:color="#00000a" style:font-name="helvetica1" fo:font-size="8pt" fo:language="fr" fo:country="FR" style:font-size-asian="8pt" style:font-size-complex="8pt"/>
    </style:style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Footnote"><text:a xlink:type="simple" xlink:href="mailto:b7005649@xtec.cat"><text:span text:style-name="MT1">[</text:span></text:a><text:span text:style-name="MT2"> dades centre ]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 </meta:initial-creator>
    <meta:creation-date>2013-02-25T19:03:41</meta:creation-date>
    <dc:date>2013-07-20T17:47:36</dc:date>
    <dc:creator>dani </dc:creator>
    <meta:editing-duration>PT1H52M8S</meta:editing-duration>
    <meta:editing-cycles>18</meta:editing-cycles>
    <meta:generator>LibreOffice/3.5$Linux_X86_64 LibreOffice_project/350m1$Build-2</meta:generator>
    <meta:document-statistic meta:table-count="5" meta:image-count="0" meta:object-count="0" meta:page-count="1" meta:paragraph-count="16" meta:word-count="124" meta:character-count="712" meta:non-whitespace-character-count="595"/>
  </office:meta>
</office:document-meta>
</file>